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co3" style:family="table-column">
      <style:table-column-properties fo:break-before="auto" style:column-width="0.8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f7d1d5"/>
    </style:style>
    <style:style style:name="ce1" style:family="table-cell" style:parent-style-name="Default" style:data-style-name="N123"/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afd095"/>
    </style:style>
    <style:style style:name="ce18" style:family="table-cell" style:parent-style-name="Default">
      <style:table-cell-properties fo:background-color="#f6f9d4"/>
    </style:style>
    <style:style style:name="ce4" style:family="table-cell" style:parent-style-name="Default">
      <style:table-cell-properties fo:background-color="#d4ea6b"/>
    </style:style>
    <style:style style:name="ce5" style:family="table-cell" style:parent-style-name="Default" style:data-style-name="N124"/>
    <style:style style:name="ce12" style:family="table-cell" style:parent-style-name="Default" style:data-style-name="N123">
      <style:table-cell-properties fo:background-color="#ffff6d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4"/>
    <style:style style:name="ce25" style:family="table-cell" style:parent-style-name="Default" style:data-style-name="N123">
      <style:table-cell-properties fo:background-color="#dddddd"/>
    </style:style>
    <style:style style:name="ce26" style:family="table-cell" style:parent-style-name="Default" style:data-style-name="N123">
      <style:text-properties fo:color="#c9211e"/>
    </style:style>
    <style:style style:name="ce16" style:family="table-cell" style:parent-style-name="Default" style:data-style-name="N123">
      <style:table-cell-properties fo:background-color="#d4ea6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6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tock targe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Outs</text:p>
          </table:table-cell>
          <table:table-cell/>
          <table:table-cell office:value-type="string" calcext:value-type="string">
            <text:p>Profile</text:p>
          </table:table-cell>
          <table:table-cell table:number-columns-repeated="6"/>
          <table:table-cell office:value-type="string" calcext:value-type="string">
            <text:p>Rate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M0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M0</text:p>
          </table:table-cell>
          <table:table-cell table:style-name="ce14" office:value-type="percentage" office:value="0.013" calcext:value-type="percentage">
            <text:p>1.3000 %</text:p>
          </table:table-cell>
          <table:table-cell table:style-name="ce14" office:value-type="percentage" office:value="0.014" calcext:value-type="percentage">
            <text:p>1.4000 %</text:p>
          </table:table-cell>
          <table:table-cell table:style-name="ce14" office:value-type="percentage" office:value="0.016" calcext:value-type="percentage">
            <text:p>1.6000 %</text:p>
          </table:table-cell>
          <table:table-cell table:style-name="ce14" office:value-type="percentage" office:value="0.017" calcext:value-type="percentage">
            <text:p>1.7000 %</text:p>
          </table:table-cell>
          <table:table-cell table:number-columns-repeated="14"/>
          <table:table-cell table:formula="of:=SUMPRODUCT([.N5:.O5];[.L22:.M22])"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M1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M1</text:p>
          </table:table-cell>
          <table:table-cell table:style-name="ce14" office:value-type="percentage" office:value="0.0136" calcext:value-type="percentage">
            <text:p>1.3600 %</text:p>
          </table:table-cell>
          <table:table-cell table:style-name="ce14" office:value-type="percentage" office:value="0.0146" calcext:value-type="percentage">
            <text:p>1.4600 %</text:p>
          </table:table-cell>
          <table:table-cell table:style-name="ce14" office:value-type="percentage" office:value="0.0166" calcext:value-type="percentage">
            <text:p>1.6600 %</text:p>
          </table:table-cell>
          <table:table-cell table:style-name="ce14" office:value-type="percentage" office:value="0.0177" calcext:value-type="percentage">
            <text:p>1.7700 %</text:p>
          </table:table-cell>
          <table:table-cell table:number-columns-repeated="11"/>
          <table:table-cell table:formula="of:=SUMPRODUCT([.Z13];[.F21])" office:value-type="float" office:value="0.85" calcext:value-type="float">
            <text:p>0.85</text:p>
          </table:table-cell>
          <table:table-cell table:style-name="ce29" table:formula="of:=SUMPRODUCT([.Y13];[.F21])" office:value-type="float" office:value="0.8" calcext:value-type="float">
            <text:p>0.800</text:p>
          </table:table-cell>
          <table:table-cell/>
          <table:table-cell table:formula="of:=SUMPRODUCT([.Z13];[.F21])"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M2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M2</text:p>
          </table:table-cell>
          <table:table-cell table:style-name="ce14" office:value-type="percentage" office:value="0.0143" calcext:value-type="percentage">
            <text:p>1.4300 %</text:p>
          </table:table-cell>
          <table:table-cell table:style-name="ce14" office:value-type="percentage" office:value="0.0153" calcext:value-type="percentage">
            <text:p>1.5300 %</text:p>
          </table:table-cell>
          <table:table-cell table:style-name="ce14" office:value-type="percentage" office:value="0.0173" calcext:value-type="percentage">
            <text:p>1.7300 %</text:p>
          </table:table-cell>
          <table:table-cell table:style-name="ce14" office:value-type="percentage" office:value="0.0184" calcext:value-type="percentage">
            <text:p>1.8400 %</text:p>
          </table:table-cell>
          <table:table-cell table:number-columns-repeated="12"/>
          <table:table-cell table:formula="of:=SUMPRODUCT([.E21])" office:value-type="float" office:value="150" calcext:value-type="float">
            <text:p>150</text:p>
          </table:table-cell>
          <table:table-cell/>
          <table:table-cell table:formula="of:=SUMPRODUCT([.F21])" office:value-type="float" office:value="50" calcext:value-type="float">
            <text:p>50</text:p>
          </table:table-cell>
          <table:table-cell office:value-type="string" calcext:value-type="string">
            <text:p>denom2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M3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M3</text:p>
          </table:table-cell>
          <table:table-cell table:style-name="ce14" office:value-type="percentage" office:value="0.0147" calcext:value-type="percentage">
            <text:p>1.4700 %</text:p>
          </table:table-cell>
          <table:table-cell table:style-name="ce14" office:value-type="percentage" office:value="0.0157" calcext:value-type="percentage">
            <text:p>1.5700 %</text:p>
          </table:table-cell>
          <table:table-cell table:style-name="ce14" office:value-type="percentage" office:value="0.0178" calcext:value-type="percentage">
            <text:p>1.7800 %</text:p>
          </table:table-cell>
          <table:table-cell table:style-name="ce14" office:value-type="percentage" office:value="0.0189" calcext:value-type="percentage">
            <text:p>1.8900 %</text:p>
          </table:table-cell>
          <table:table-cell table:number-columns-repeated="12"/>
          <table:table-cell table:formula="of:=SUMPRODUCT([.L22:.M22])" office:value-type="float" office:value="190" calcext:value-type="float">
            <text:p>190</text:p>
          </table:table-cell>
          <table:table-cell/>
          <table:table-cell table:formula="of:=SUMPRODUCT([.L22:.M22])" office:value-type="float" office:value="190" calcext:value-type="float">
            <text:p>190</text:p>
          </table:table-cell>
          <table:table-cell office:value-type="string" calcext:value-type="string">
            <text:p>denom1</text:p>
          </table:table-cell>
          <table:table-cell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M4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" calcext:value-type="float">
            <text:p>0.00</text:p>
          </table:table-cell>
          <table:table-cell/>
          <table:table-cell office:value-type="string" calcext:value-type="string">
            <text:p>M4</text:p>
          </table:table-cell>
          <table:table-cell table:style-name="ce14" office:value-type="percentage" office:value="0.015" calcext:value-type="percentage">
            <text:p>1.5000 %</text:p>
          </table:table-cell>
          <table:table-cell table:style-name="ce14" office:value-type="percentage" office:value="0.016" calcext:value-type="percentage">
            <text:p>1.6000 %</text:p>
          </table:table-cell>
          <table:table-cell table:style-name="ce14" office:value-type="percentage" office:value="0.0182" calcext:value-type="percentage">
            <text:p>1.8200 %</text:p>
          </table:table-cell>
          <table:table-cell table:style-name="ce14" office:value-type="percentage" office:value="0.0192" calcext:value-type="percentage">
            <text:p>1.9200 %</text:p>
          </table:table-cell>
          <table:table-cell table:number-columns-repeated="17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office:value-type="string" calcext:value-type="string">
            <text:p>stock amort</text:p>
          </table:table-cell>
          <table:table-cell table:number-columns-repeated="6"/>
          <table:table-cell office:value-type="string" calcext:value-type="string">
            <text:p>stock var</text:p>
          </table:table-cell>
          <table:table-cell table:number-columns-repeated="6"/>
          <table:table-cell office:value-type="string" calcext:value-type="string">
            <text:p>ftp rate</text:p>
          </table:table-cell>
          <table:table-cell table:number-columns-repeated="5"/>
          <table:table-cell office:value-type="string" calcext:value-type="string">
            <text:p>market rate</text:p>
          </table:table-cell>
          <table:table-cell table:number-columns-repeated="5"/>
          <table:table-cell office:value-type="string" calcext:value-type="string">
            <text:p>ftp rate computation methode 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P0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  <table:table-cell/>
          <table:table-cell office:value-type="string" calcext:value-type="string">
            <text:p>P0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M0</text:p>
          </table:table-cell>
          <table:table-cell table:formula="of:=[.$B4]*[.E4]" office:value-type="float" office:value="1000" calcext:value-type="float">
            <text:p>1000</text:p>
          </table:table-cell>
          <table:table-cell table:formula="of:=[.$B4]*[.F4]" office:value-type="float" office:value="500" calcext:value-type="float">
            <text:p>500</text:p>
          </table:table-cell>
          <table:table-cell table:formula="of:=[.$B4]*[.G4]" office:value-type="float" office:value="200" calcext:value-type="float">
            <text:p>200</text:p>
          </table:table-cell>
          <table:table-cell table:formula="of:=[.$B4]*[.H4]" office:value-type="float" office:value="50" calcext:value-type="float">
            <text:p>50</text:p>
          </table:table-cell>
          <table:table-cell table:formula="of:=[.$B4]*[.I4]" office:value-type="float" office:value="0" calcext:value-type="float">
            <text:p>0</text:p>
          </table:table-cell>
          <table:table-cell/>
          <table:table-cell office:value-type="string" calcext:value-type="string">
            <text:p>M0</text:p>
          </table:table-cell>
          <table:table-cell table:formula="of:=[.B13]" office:value-type="float" office:value="1000" calcext:value-type="float">
            <text:p>1000</text:p>
          </table:table-cell>
          <table:table-cell table:formula="of:=[.C13]" office:value-type="float" office:value="500" calcext:value-type="float">
            <text:p>500</text:p>
          </table:table-cell>
          <table:table-cell table:formula="of:=[.D13]" office:value-type="float" office:value="200" calcext:value-type="float">
            <text:p>200</text:p>
          </table:table-cell>
          <table:table-cell table:formula="of:=[.E13]" office:value-type="float" office:value="50" calcext:value-type="float">
            <text:p>50</text:p>
          </table:table-cell>
          <table:table-cell table:formula="of:=[.F13]" office:value-type="float" office:value="0" calcext:value-type="float">
            <text:p>0</text:p>
          </table:table-cell>
          <table:table-cell/>
          <table:table-cell office:value-type="string" calcext:value-type="string">
            <text:p>M0</text:p>
          </table:table-cell>
          <table:table-cell table:style-name="ce1" table:formula="of:=SUMPRODUCT([.L4:.O4];[.J21:.M21])/SUMPRODUCT([.J21:.M21])" office:value-type="percentage" office:value="0.01395" calcext:value-type="percentage">
            <text:p>1.3950 %</text:p>
          </table:table-cell>
          <table:table-cell table:style-name="ce1" table:formula="of:=SUMPRODUCT([.M4:.P4];[.K21:.N21])/SUMPRODUCT([.K21:.N21])" office:value-type="percentage" office:value="0.0149" calcext:value-type="percentage">
            <text:p>1.4900 %</text:p>
          </table:table-cell>
          <table:table-cell table:style-name="ce1" table:formula="of:=SUMPRODUCT([.N4:.Q4];[.L21:.O21])/SUMPRODUCT([.L21:.O21])" office:value-type="percentage" office:value="0.01625" calcext:value-type="percentage">
            <text:p>1.6250 %</text:p>
          </table:table-cell>
          <table:table-cell table:style-name="ce1" table:formula="of:=SUMPRODUCT([.O4:.R4];[.M21:.P21])/SUMPRODUCT([.M21:.P21])" office:value-type="percentage" office:value="0.0166137307598339" calcext:value-type="percentage">
            <text:p>1.6614 %</text:p>
          </table:table-cell>
          <table:table-cell table:number-columns-repeated="2"/>
          <table:table-cell table:style-name="ce25" office:value-type="percentage" office:value="0" calcext:value-type="percentage">
            <text:p>0.0000 %</text:p>
          </table:table-cell>
          <table:table-cell table:style-name="ce1" table:formula="of:=(([.AB13]*([.C21]+[.D21]+[.E21]+[.F21]))-([.Z13]*[.F21])-([.Y13]*[.E21])-([.X13]*[.D21]))/[.C21]" office:value-type="percentage" office:value="0.013" calcext:value-type="percentage">
            <text:p>1.3000 %</text:p>
          </table:table-cell>
          <table:table-cell table:style-name="ce1" table:formula="of:=(([.AC13]*([.D21]+[.E21]+[.F21]))-([.Z13]*[.F21])-([.Y13]*[.E21]))/[.D21]" office:value-type="percentage" office:value="0.014" calcext:value-type="percentage">
            <text:p>1.4000 %</text:p>
          </table:table-cell>
          <table:table-cell table:style-name="ce1" table:formula="of:=(([.AD13]*([.E21]+[.F21]))-([.Z13]*[.F21]))/[.E21]" office:value-type="percentage" office:value="0.016" calcext:value-type="percentage">
            <text:p>1.6000 %</text:p>
          </table:table-cell>
          <table:table-cell table:style-name="ce16" table:formula="of:=[.AE13]" office:value-type="percentage" office:value="0.017" calcext:value-type="percentage">
            <text:p>1.7000 %</text:p>
          </table:table-cell>
          <table:table-cell table:style-name="ce17" office:value-type="string" calcext:value-type="string">
            <text:p>M0</text:p>
          </table:table-cell>
          <table:table-cell table:style-name="ce1" table:formula="of:=(SUMPRODUCT([.L4:.O4];[.J21:.M21]))/(SUMPRODUCT([.J21:.M21]))" office:value-type="percentage" office:value="0.01395" calcext:value-type="percentage">
            <text:p>1.3950 %</text:p>
          </table:table-cell>
          <table:table-cell table:style-name="ce1" table:formula="of:=(SUMPRODUCT([.M4:.O4];[.K21:.M21]))/(SUMPRODUCT([.K21:.M21]))" office:value-type="percentage" office:value="0.0149" calcext:value-type="percentage">
            <text:p>1.4900 %</text:p>
          </table:table-cell>
          <table:table-cell table:style-name="ce1" table:formula="of:=(SUMPRODUCT([.N4:.O4];[.L21:.M21]))/(SUMPRODUCT([.L21:.M21]))" office:value-type="percentage" office:value="0.01625" calcext:value-type="percentage">
            <text:p>1.6250 %</text:p>
          </table:table-cell>
          <table:table-cell table:style-name="ce1" table:formula="of:=(SUMPRODUCT([.O4];[.M21]))/(SUMPRODUCT([.M21]))" office:value-type="percentage" office:value="0.017" calcext:value-type="percentage">
            <text:p>1.7000 %</text:p>
          </table:table-cell>
          <table:table-cell table:style-name="ce25" office:value-type="percentage" office:value="0" calcext:value-type="percentage">
            <text:p>0.0000 %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table:formula="of:=[.$B5]*[.E5]" office:value-type="float" office:value="1200" calcext:value-type="float">
            <text:p>1200</text:p>
          </table:table-cell>
          <table:table-cell table:formula="of:=[.$B5]*[.F5]" office:value-type="float" office:value="600" calcext:value-type="float">
            <text:p>600</text:p>
          </table:table-cell>
          <table:table-cell table:formula="of:=[.$B5]*[.G5]" office:value-type="float" office:value="240" calcext:value-type="float">
            <text:p>240</text:p>
          </table:table-cell>
          <table:table-cell table:formula="of:=[.$B5]*[.H5]" office:value-type="float" office:value="60" calcext:value-type="float">
            <text:p>60</text:p>
          </table:table-cell>
          <table:table-cell table:formula="of:=[.$B5]*[.I5]" office:value-type="float" office:value="0" calcext:value-type="float">
            <text:p>0</text:p>
          </table:table-cell>
          <table:table-cell/>
          <table:table-cell office:value-type="string" calcext:value-type="string">
            <text:p>M1</text:p>
          </table:table-cell>
          <table:table-cell table:formula="of:=[.B14]-[.J13]" office:value-type="float" office:value="700" calcext:value-type="float">
            <text:p>700</text:p>
          </table:table-cell>
          <table:table-cell table:formula="of:=[.C14]-[.K13]" office:value-type="float" office:value="400" calcext:value-type="float">
            <text:p>400</text:p>
          </table:table-cell>
          <table:table-cell table:style-name="ce13" table:formula="of:=[.D14]-[.L13]" office:value-type="float" office:value="190" calcext:value-type="float">
            <text:p>190</text:p>
          </table:table-cell>
          <table:table-cell table:formula="of:=[.E14]-[.M13]" office:value-type="float" office:value="60" calcext:value-type="float">
            <text:p>60</text:p>
          </table:table-cell>
          <table:table-cell table:formula="of:=[.F14]" office:value-type="float" office:value="0" calcext:value-type="float">
            <text:p>0</text:p>
          </table:table-cell>
          <table:table-cell/>
          <table:table-cell office:value-type="string" calcext:value-type="string">
            <text:p>M1</text:p>
          </table:table-cell>
          <table:table-cell table:style-name="ce1" table:formula="of:=(SUMPRODUCT([.L5:.O5];[.J22:.M22])+SUMPRODUCT([.M4:.O4];[.K21:.M21]))/(SUMPRODUCT([.K21:.M21])+SUMPRODUCT([.J22:.M22]))" office:value-type="percentage" office:value="0.0148466666666667" calcext:value-type="percentage">
            <text:p>1.4847 %</text:p>
          </table:table-cell>
          <table:table-cell table:style-name="ce1" table:formula="of:=(SUMPRODUCT([.M5:.P5];[.K22:.N22])+SUMPRODUCT([.N4:.P4];[.L21:.N21]))/(SUMPRODUCT([.L21:.N21])+SUMPRODUCT([.K22:.N22]))" office:value-type="percentage" office:value="0.0158933333333333" calcext:value-type="percentage">
            <text:p>1.5893 %</text:p>
          </table:table-cell>
          <table:table-cell table:style-name="ce1" table:formula="of:=(SUMPRODUCT([.N5:.Q5];[.L22:.O22])+SUMPRODUCT([.O4:.Q4];[.M21:.O21]))/(SUMPRODUCT([.M21:.O21])+SUMPRODUCT([.L22:.O22]))" office:value-type="percentage" office:value="0.0169583333333333" calcext:value-type="percentage">
            <text:p>1.6958 %</text:p>
          </table:table-cell>
          <table:table-cell table:style-name="ce1" table:formula="of:=(SUMPRODUCT([.O5:.R5];[.M22:.P22])+SUMPRODUCT([.P4:.R4];[.N21:.P21]))/(SUMPRODUCT([.N21:.P21])+SUMPRODUCT([.M22:.P22]))" office:value-type="percentage" office:value="0.016952083494066" calcext:value-type="percentage">
            <text:p>1.6952 %</text:p>
          </table:table-cell>
          <table:table-cell table:number-columns-repeated="2"/>
          <table:table-cell table:style-name="ce25" office:value-type="percentage" office:value="0" calcext:value-type="percentage">
            <text:p>0.0000 %</text:p>
          </table:table-cell>
          <table:table-cell table:style-name="ce1" table:formula="of:=(([.AB14]*([.C22]+[.D22]+[.E22]+[.F22]))-([.Z14]*[.F22])-([.Y14]*[.E22])-([.X14]*[.D22]))/[.C22]" office:value-type="percentage" office:value="0.0138" calcext:value-type="percentage">
            <text:p>1.3800 %</text:p>
          </table:table-cell>
          <table:table-cell table:style-name="ce1" table:formula="of:=(([.AC14]*([.D22]+[.E22]+[.F22]))-([.Z14]*[.F22])-([.Y14]*[.E22]))/[.D22]" office:value-type="percentage" office:value="0.0151833333333333" calcext:value-type="percentage">
            <text:p>1.5183 %</text:p>
          </table:table-cell>
          <table:table-cell table:style-name="ce26" table:formula="of:=(([.AD14]*([.E22]+[.F22]))-([.Z14]*[.F22]))/[.E22]" office:value-type="percentage" office:value="0.0167111111111111" calcext:value-type="percentage">
            <text:p>1.6711 %</text:p>
          </table:table-cell>
          <table:table-cell table:style-name="ce16" table:formula="of:=[.AE14]" office:value-type="percentage" office:value="0.0177" calcext:value-type="percentage">
            <text:p>1.7700 %</text:p>
          </table:table-cell>
          <table:table-cell table:style-name="ce17" office:value-type="string" calcext:value-type="string">
            <text:p>M1</text:p>
          </table:table-cell>
          <table:table-cell table:style-name="ce1" table:formula="of:=(SUMPRODUCT([.L5:.O5];[.J22:.M22])+SUMPRODUCT([.X13:.Z13];[.D21:.F21]))/(SUMPRODUCT([.D21:.F21])+SUMPRODUCT([.J22:.M22]))" office:value-type="percentage" office:value="0.0148466666666667" calcext:value-type="percentage">
            <text:p>1.4847 %</text:p>
          </table:table-cell>
          <table:table-cell table:style-name="ce1" table:formula="of:=(SUMPRODUCT([.M5:.O5];[.K22:.M22])+SUMPRODUCT([.Y13:.Z13];[.E21:.F21]))/(SUMPRODUCT([.E21:.F21])+SUMPRODUCT([.K22:.M22]))" office:value-type="percentage" office:value="0.0158933333333333" calcext:value-type="percentage">
            <text:p>1.5893 %</text:p>
          </table:table-cell>
          <table:table-cell table:style-name="ce26" table:formula="of:=(SUMPRODUCT([.N5:.O5];[.L22:.M22])+SUMPRODUCT([.Z13];[.F21]))/(SUMPRODUCT([.F21])+SUMPRODUCT([.L22:.M22]))" office:value-type="percentage" office:value="0.0169583333333333" calcext:value-type="percentage">
            <text:p>1.6958 %</text:p>
          </table:table-cell>
          <table:table-cell table:style-name="ce1" table:formula="of:=(SUMPRODUCT([.O5];[.M22]))/(SUMPRODUCT([.M22]))" office:value-type="percentage" office:value="0.0177" calcext:value-type="percentage">
            <text:p>1.7700 %</text:p>
          </table:table-cell>
          <table:table-cell table:style-name="ce25" office:value-type="percentage" office:value="0" calcext:value-type="percentage">
            <text:p>0.0000 %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table:formula="of:=[.$B6]*[.E6]" office:value-type="float" office:value="1350" calcext:value-type="float">
            <text:p>1350</text:p>
          </table:table-cell>
          <table:table-cell table:formula="of:=[.$B6]*[.F6]" office:value-type="float" office:value="675" calcext:value-type="float">
            <text:p>675</text:p>
          </table:table-cell>
          <table:table-cell table:formula="of:=[.$B6]*[.G6]" office:value-type="float" office:value="270" calcext:value-type="float">
            <text:p>270</text:p>
          </table:table-cell>
          <table:table-cell table:formula="of:=[.$B6]*[.H6]" office:value-type="float" office:value="67.5" calcext:value-type="float">
            <text:p>67.5</text:p>
          </table:table-cell>
          <table:table-cell table:formula="of:=[.$B6]*[.I6]" office:value-type="float" office:value="0" calcext:value-type="float">
            <text:p>0</text:p>
          </table:table-cell>
          <table:table-cell/>
          <table:table-cell office:value-type="string" calcext:value-type="string">
            <text:p>M2</text:p>
          </table:table-cell>
          <table:table-cell table:formula="of:=[.B15]-[.J14]-[.K13]" office:value-type="float" office:value="750" calcext:value-type="float">
            <text:p>750</text:p>
          </table:table-cell>
          <table:table-cell table:formula="of:=[.C15]-[.K14]-[.L13]" office:value-type="float" office:value="435" calcext:value-type="float">
            <text:p>435</text:p>
          </table:table-cell>
          <table:table-cell table:formula="of:=[.D15]-[.L14]-[.M13]" office:value-type="float" office:value="210" calcext:value-type="float">
            <text:p>210</text:p>
          </table:table-cell>
          <table:table-cell table:formula="of:=[.E15]-[.M14]" office:value-type="float" office:value="67.5" calcext:value-type="float">
            <text:p>67.5</text:p>
          </table:table-cell>
          <table:table-cell table:formula="of:=[.F15]" office:value-type="float" office:value="0" calcext:value-type="float">
            <text:p>0</text:p>
          </table:table-cell>
          <table:table-cell/>
          <table:table-cell office:value-type="string" calcext:value-type="string">
            <text:p>M2</text:p>
          </table:table-cell>
          <table:table-cell table:style-name="ce1" table:formula="of:=(SUMPRODUCT([.L6:.O6];[.J23:.M23])+SUMPRODUCT([.M5:.O5];[.K22:.M22])+SUMPRODUCT([.N4:.O4];[.L21:.M21]))/(SUMPRODUCT([.K22:.M22])+SUMPRODUCT([.J23:.M23])+SUMPRODUCT([.L21:.M21]))" office:value-type="percentage" office:value="0.0156964814814815" calcext:value-type="percentage">
            <text:p>1.5696 %</text:p>
          </table:table-cell>
          <table:table-cell table:style-name="ce1" table:formula="of:=(SUMPRODUCT([.M6:.P6];[.K23:.N23])+SUMPRODUCT([.N5:.P5];[.L22:.N22])+SUMPRODUCT([.O4:.P4];[.M21:.N21]))/(SUMPRODUCT([.L22:.N22])+SUMPRODUCT([.K23:.N23])+SUMPRODUCT([.M21:.N21]))" office:value-type="percentage" office:value="0.0166218518518519" calcext:value-type="percentage">
            <text:p>1.6622 %</text:p>
          </table:table-cell>
          <table:table-cell table:style-name="ce1" table:formula="of:=(SUMPRODUCT([.N6:.Q6];[.L23:.O23])+SUMPRODUCT([.O5:.Q5];[.M22:.O22])+SUMPRODUCT([.P4:.Q4];[.N21:.O21]))/(SUMPRODUCT([.M22:.O22])+SUMPRODUCT([.L23:.O23])+SUMPRODUCT([.N21:.O21]))" office:value-type="percentage" office:value="0.0176638888888889" calcext:value-type="percentage">
            <text:p>1.7664 %</text:p>
          </table:table-cell>
          <table:table-cell table:style-name="ce1" table:formula="of:=(SUMPRODUCT([.O6:.R6];[.M23:.P23])+SUMPRODUCT([.P5:.R5];[.N22:.P22])+SUMPRODUCT([.Q4:.R4];[.O21:.P21]))/(SUMPRODUCT([.N22:.P22])+SUMPRODUCT([.M23:.P23])+SUMPRODUCT([.O21:.P21]))" office:value-type="percentage" office:value="0.0172708639632658" calcext:value-type="percentage">
            <text:p>1.7271 %</text:p>
          </table:table-cell>
          <table:table-cell table:number-columns-repeated="2"/>
          <table:table-cell table:style-name="ce25" office:value-type="percentage" office:value="0" calcext:value-type="percentage">
            <text:p>0.0000 %</text:p>
          </table:table-cell>
          <table:table-cell table:style-name="ce1" table:formula="of:=(([.AB15]*([.C23]+[.D23]+[.E23]+[.F23]))-([.Z15]*[.F23])-([.Y15]*[.E23])-([.X15]*[.D23]))/[.C23]" office:value-type="percentage" office:value="0.0147711111111111" calcext:value-type="percentage">
            <text:p>1.4771 %</text:p>
          </table:table-cell>
          <table:table-cell table:style-name="ce1" table:formula="of:=(([.AC15]*([.D23]+[.E23]+[.F23]))-([.Z15]*[.F23])-([.Y15]*[.E23]))/[.D23]" office:value-type="percentage" office:value="0.0159271604938272" calcext:value-type="percentage">
            <text:p>1.5927 %</text:p>
          </table:table-cell>
          <table:table-cell table:style-name="ce1" table:formula="of:=(([.AD15]*([.E23]+[.F23]))-([.Z15]*[.F23]))/[.E23]" office:value-type="percentage" office:value="0.0174185185185185" calcext:value-type="percentage">
            <text:p>1.7419 %</text:p>
          </table:table-cell>
          <table:table-cell table:style-name="ce16" table:formula="of:=[.AE15]" office:value-type="percentage" office:value="0.0184" calcext:value-type="percentage">
            <text:p>1.8400 %</text:p>
          </table:table-cell>
          <table:table-cell table:style-name="ce17" office:value-type="string" calcext:value-type="string">
            <text:p>M2</text:p>
          </table:table-cell>
          <table:table-cell table:style-name="ce1" table:formula="of:=(SUMPRODUCT([.L6:.O6];[.J23:.M23])+SUMPRODUCT([.X14:.Z14];[.D22:.F22]))/(SUMPRODUCT([.D22:.F22])+SUMPRODUCT([.J23:.M23]))" office:value-type="percentage" office:value="0.0156964814814815" calcext:value-type="percentage">
            <text:p>1.5696 %</text:p>
          </table:table-cell>
          <table:table-cell table:style-name="ce1" table:formula="of:=(SUMPRODUCT([.M6:.O6];[.K23:.M23])+SUMPRODUCT([.Y14:.Z14];[.E22:.F22]))/(SUMPRODUCT([.E22:.F22])+SUMPRODUCT([.K23:.M23]))" office:value-type="percentage" office:value="0.0166218518518519" calcext:value-type="percentage">
            <text:p>1.6622 %</text:p>
          </table:table-cell>
          <table:table-cell table:style-name="ce1" table:formula="of:=(SUMPRODUCT([.N6:.O6];[.L23:.M23])+SUMPRODUCT([.Z14];[.F22]))/(SUMPRODUCT([.F22])+SUMPRODUCT([.L23:.M23]))" office:value-type="percentage" office:value="0.0176638888888889" calcext:value-type="percentage">
            <text:p>1.7664 %</text:p>
          </table:table-cell>
          <table:table-cell table:style-name="ce1" table:formula="of:=(SUMPRODUCT([.O6];[.M23]))/(SUMPRODUCT([.M23]))" office:value-type="percentage" office:value="0.0184" calcext:value-type="percentage">
            <text:p>1.8400 %</text:p>
          </table:table-cell>
          <table:table-cell table:style-name="ce25" office:value-type="percentage" office:value="0" calcext:value-type="percentage">
            <text:p>0.0000 %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formula="of:=[.$B7]*[.E7]" office:value-type="float" office:value="500" calcext:value-type="float">
            <text:p>500</text:p>
          </table:table-cell>
          <table:table-cell table:formula="of:=[.$B7]*[.F7]" office:value-type="float" office:value="250" calcext:value-type="float">
            <text:p>250</text:p>
          </table:table-cell>
          <table:table-cell table:formula="of:=[.$B7]*[.G7]" office:value-type="float" office:value="100" calcext:value-type="float">
            <text:p>100</text:p>
          </table:table-cell>
          <table:table-cell table:formula="of:=[.$B7]*[.H7]" office:value-type="float" office:value="25" calcext:value-type="float">
            <text:p>25</text:p>
          </table:table-cell>
          <table:table-cell table:formula="of:=[.$B7]*[.I7]" office:value-type="float" office:value="0" calcext:value-type="float">
            <text:p>0</text:p>
          </table:table-cell>
          <table:table-cell/>
          <table:table-cell office:value-type="string" calcext:value-type="string">
            <text:p>M3</text:p>
          </table:table-cell>
          <table:table-cell table:formula="of:=[.B16]-[.J15]-[.K14]-[.L13]" office:value-type="float" office:value="-175" calcext:value-type="float">
            <text:p>-175</text:p>
          </table:table-cell>
          <table:table-cell table:formula="of:=[.C16]-[.K15]-[.L14]-[.M13]" office:value-type="float" office:value="-20" calcext:value-type="float">
            <text:p>-20</text:p>
          </table:table-cell>
          <table:table-cell table:style-name="ce4" table:formula="of:=[.D16]-[.L15]-[.M14]" office:value-type="float" office:value="32.5" calcext:value-type="float">
            <text:p>32.5</text:p>
          </table:table-cell>
          <table:table-cell table:style-name="ce4" table:formula="of:=[.E16]-[.M15]" office:value-type="float" office:value="25" calcext:value-type="float">
            <text:p>25</text:p>
          </table:table-cell>
          <table:table-cell table:style-name="ce4" table:formula="of:=[.F16]" office:value-type="float" office:value="0" calcext:value-type="float">
            <text:p>0</text:p>
          </table:table-cell>
          <table:table-cell/>
          <table:table-cell office:value-type="string" calcext:value-type="string">
            <text:p>M3</text:p>
          </table:table-cell>
          <table:table-cell table:style-name="ce1" table:formula="of:=(SUMPRODUCT([.L7:.O7];[.J24:.M24])+SUMPRODUCT([.M6:.O6];[.K23:.M23])+SUMPRODUCT([.N5:.O5];[.L22:.M22])+SUMPRODUCT([.M21];[.O4]))/(SUMPRODUCT([.K23:.M23])+SUMPRODUCT([.J24:.M24])+SUMPRODUCT([.L22:.M22])+SUMPRODUCT([.M21]))" office:value-type="percentage" office:value="0.017446" calcext:value-type="percentage">
            <text:p>1.7446 %</text:p>
          </table:table-cell>
          <table:table-cell table:style-name="ce1" table:formula="of:=(SUMPRODUCT([.M7:.P7];[.K24:.N24])+SUMPRODUCT([.N6:.P6];[.L23:.N23])+SUMPRODUCT([.O5:.P5];[.M22:.N22])+SUMPRODUCT([.N21];[.P4]))/(SUMPRODUCT([.L23:.N23])+SUMPRODUCT([.K24:.N24])+SUMPRODUCT([.M22:.N22])+SUMPRODUCT([.N21]))" office:value-type="percentage" office:value="0.018204" calcext:value-type="percentage">
            <text:p>1.8204 %</text:p>
          </table:table-cell>
          <table:table-cell table:style-name="ce1" table:formula="of:=(SUMPRODUCT([.N7:.Q7];[.L24:.O24])+SUMPRODUCT([.O6:.Q6];[.M23:.O23])+SUMPRODUCT([.P5:.Q5];[.N22:.O22])+SUMPRODUCT([.O21];[.Q4]))/(SUMPRODUCT([.M23:.O23])+SUMPRODUCT([.L24:.O24])+SUMPRODUCT([.N22:.O22])+SUMPRODUCT([.O21]))" office:value-type="percentage" office:value="0.01848" calcext:value-type="percentage">
            <text:p>1.8480 %</text:p>
          </table:table-cell>
          <table:table-cell table:style-name="ce1" table:formula="of:=(SUMPRODUCT([.O7:.R7];[.M24:.P24])+SUMPRODUCT([.P6:.R6];[.N23:.P23])+SUMPRODUCT([.Q5:.R5];[.O22:.P22])+SUMPRODUCT([.P21];[.R4]))/(SUMPRODUCT([.N23:.P23])+SUMPRODUCT([.M24:.P24])+SUMPRODUCT([.O22:.P22])+SUMPRODUCT([.P21]))" office:value-type="percentage" office:value="0.0156768739152163" calcext:value-type="percentage">
            <text:p>1.5677 %</text:p>
          </table:table-cell>
          <table:table-cell table:number-columns-repeated="2"/>
          <table:table-cell table:style-name="ce25" office:value-type="percentage" office:value="0" calcext:value-type="percentage">
            <text:p>0.0000 %</text:p>
          </table:table-cell>
          <table:table-cell table:style-name="ce1" table:formula="of:=(([.AB16]*([.C24]+[.D24]+[.E24]+[.F24]))-([.Z16]*[.F24])-([.Y16]*[.E24])-([.X16]*[.D24]))/[.C24]" office:value-type="percentage" office:value="0.016688" calcext:value-type="percentage">
            <text:p>1.6688 %</text:p>
          </table:table-cell>
          <table:table-cell table:style-name="ce1" table:formula="of:=(([.AC16]*([.D24]+[.E24]+[.F24]))-([.Z16]*[.F24])-([.Y16]*[.E24]))/[.D24]" office:value-type="percentage" office:value="0.01802" calcext:value-type="percentage">
            <text:p>1.8020 %</text:p>
          </table:table-cell>
          <table:table-cell table:style-name="ce1" table:formula="of:=(([.AD16]*([.E24]+[.F24]))-([.Z16]*[.F24]))/[.E24]" office:value-type="percentage" office:value="0.01834" calcext:value-type="percentage">
            <text:p>1.8340 %</text:p>
          </table:table-cell>
          <table:table-cell table:style-name="ce16" table:formula="of:=[.AE16]" office:value-type="percentage" office:value="0.0189" calcext:value-type="percentage">
            <text:p>1.8900 %</text:p>
          </table:table-cell>
          <table:table-cell table:style-name="ce17" office:value-type="string" calcext:value-type="string">
            <text:p>M3</text:p>
          </table:table-cell>
          <table:table-cell table:style-name="ce1" table:formula="of:=(SUMPRODUCT([.L7:.O7];[.J24:.M24])+SUMPRODUCT([.X15:.Z15];[.D23:.F23]))/(SUMPRODUCT([.D23:.F23])+SUMPRODUCT([.J24:.M24]))" office:value-type="percentage" office:value="0.017446" calcext:value-type="percentage">
            <text:p>1.7446 %</text:p>
          </table:table-cell>
          <table:table-cell table:style-name="ce1" table:formula="of:=(SUMPRODUCT([.M7:.O7];[.K24:.M24])+SUMPRODUCT([.Y15:.Z15];[.E23:.F23]))/(SUMPRODUCT([.E23:.F23])+SUMPRODUCT([.K24:.M24]))" office:value-type="percentage" office:value="0.018204" calcext:value-type="percentage">
            <text:p>1.8204 %</text:p>
          </table:table-cell>
          <table:table-cell table:style-name="ce1" table:formula="of:=(SUMPRODUCT([.N7:.O7];[.L24:.M24])+SUMPRODUCT([.Z15];[.F23]))/(SUMPRODUCT([.F23])+SUMPRODUCT([.L24:.M24]))" office:value-type="percentage" office:value="0.01848" calcext:value-type="percentage">
            <text:p>1.8480 %</text:p>
          </table:table-cell>
          <table:table-cell table:style-name="ce1" table:formula="of:=(SUMPRODUCT([.O7];[.M24]))/(SUMPRODUCT([.M24]))" office:value-type="percentage" office:value="0.0189" calcext:value-type="percentage">
            <text:p>1.8900 %</text:p>
          </table:table-cell>
          <table:table-cell table:style-name="ce25" office:value-type="percentage" office:value="0" calcext:value-type="percentage">
            <text:p>0.0000 %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table:formula="of:=[.$B8]*[.E8]" office:value-type="float" office:value="1380" calcext:value-type="float">
            <text:p>1380</text:p>
          </table:table-cell>
          <table:table-cell table:formula="of:=[.$B8]*[.F8]" office:value-type="float" office:value="690" calcext:value-type="float">
            <text:p>690</text:p>
          </table:table-cell>
          <table:table-cell table:formula="of:=[.$B8]*[.G8]" office:value-type="float" office:value="276" calcext:value-type="float">
            <text:p>276</text:p>
          </table:table-cell>
          <table:table-cell table:formula="of:=[.$B8]*[.H8]" office:value-type="float" office:value="69" calcext:value-type="float">
            <text:p>69</text:p>
          </table:table-cell>
          <table:table-cell table:formula="of:=[.$B8]*[.I8]" office:value-type="float" office:value="0" calcext:value-type="float">
            <text:p>0</text:p>
          </table:table-cell>
          <table:table-cell/>
          <table:table-cell office:value-type="string" calcext:value-type="string">
            <text:p>M4</text:p>
          </table:table-cell>
          <table:table-cell table:formula="of:=[.B17]-[.J16]-[.K15]-[.L14]-[.M13]" office:value-type="float" office:value="1130" calcext:value-type="float">
            <text:p>1130</text:p>
          </table:table-cell>
          <table:table-cell table:style-name="ce4" table:formula="of:=[.C17]-[.K16]-[.L15]-[.M14]-[.U13]" office:value-type="float" office:value="590" calcext:value-type="float">
            <text:p>590</text:p>
          </table:table-cell>
          <table:table-cell table:style-name="ce4" table:formula="of:=[.D17]-[.L16]-[.M15]" office:value-type="float" office:value="251" calcext:value-type="float">
            <text:p>251</text:p>
          </table:table-cell>
          <table:table-cell table:style-name="ce4" table:formula="of:=[.E17]-[.M16]" office:value-type="float" office:value="69" calcext:value-type="float">
            <text:p>69</text:p>
          </table:table-cell>
          <table:table-cell table:style-name="ce4" table:formula="of:=[.F17]" office:value-type="float" office:value="0" calcext:value-type="float">
            <text:p>0</text:p>
          </table:table-cell>
          <table:table-cell/>
          <table:table-cell office:value-type="string" calcext:value-type="string">
            <text:p>M4</text:p>
          </table:table-cell>
          <table:table-cell table:style-name="ce1" table:formula="of:=(SUMPRODUCT([.L8:.O8];[.J25:.M25])+SUMPRODUCT([.M7:.O7];[.K24:.M24])+SUMPRODUCT([.N6:.O6];[.L23:.M23])+SUMPRODUCT([.M22];[.O5]))/(SUMPRODUCT([.K24:.M24])+SUMPRODUCT([.J25:.M25])+SUMPRODUCT([.L23:.M23])+SUMPRODUCT([.M22]))" office:value-type="percentage" office:value="0.016458115942029" calcext:value-type="percentage">
            <text:p>1.6458 %</text:p>
          </table:table-cell>
          <table:table-cell table:style-name="ce1" table:formula="of:=(SUMPRODUCT([.M8:.P8];[.K25:.N25])+SUMPRODUCT([.N7:.P7];[.L24:.N24])+SUMPRODUCT([.O6:.P6];[.M23:.N23])+SUMPRODUCT([.N22];[.P5]))/(SUMPRODUCT([.L24:.N24])+SUMPRODUCT([.K25:.N25])+SUMPRODUCT([.M23:.N23])+SUMPRODUCT([.N22]))" office:value-type="percentage" office:value="0.0172597101449275" calcext:value-type="percentage">
            <text:p>1.7260 %</text:p>
          </table:table-cell>
          <table:table-cell table:style-name="ce1" table:formula="of:=(SUMPRODUCT([.N8:.Q8];[.L25:.O25])+SUMPRODUCT([.O7:.Q7];[.M24:.O24])+SUMPRODUCT([.P6:.Q6];[.N23:.O23])+SUMPRODUCT([.O22];[.Q5]))/(SUMPRODUCT([.M24:.O24])+SUMPRODUCT([.L25:.O25])+SUMPRODUCT([.N23:.O23])+SUMPRODUCT([.O22]))" office:value-type="percentage" office:value="0.0185134057971015" calcext:value-type="percentage">
            <text:p>1.8513 %</text:p>
          </table:table-cell>
          <table:table-cell table:style-name="ce1" table:formula="of:=(SUMPRODUCT([.O8:.R8];[.M25:.P25])+SUMPRODUCT([.P7:.R7];[.N24:.P24])+SUMPRODUCT([.Q6:.R6];[.O23:.P23])+SUMPRODUCT([.P22];[.R5]))/(SUMPRODUCT([.N24:.P24])+SUMPRODUCT([.M25:.P25])+SUMPRODUCT([.O23:.P23])+SUMPRODUCT([.P22]))" office:value-type="percentage" office:value="0.0176946422051209" calcext:value-type="percentage">
            <text:p>1.7695 %</text:p>
          </table:table-cell>
          <table:table-cell table:number-columns-repeated="2"/>
          <table:table-cell table:style-name="ce25" office:value-type="percentage" office:value="0" calcext:value-type="percentage">
            <text:p>0.0000 %</text:p>
          </table:table-cell>
          <table:table-cell table:style-name="ce1" table:formula="of:=(([.AB17]*([.C25]+[.D25]+[.E25]+[.F25]))-([.Z17]*[.F25])-([.Y17]*[.E25])-([.X17]*[.D25]))/[.C25]" office:value-type="percentage" office:value="0.0156565217391304" calcext:value-type="percentage">
            <text:p>1.5657 %</text:p>
          </table:table-cell>
          <table:table-cell table:style-name="ce1" table:formula="of:=(([.AC17]*([.D25]+[.E25]+[.F25]))-([.Z17]*[.F25])-([.Y17]*[.E25]))/[.D25]" office:value-type="percentage" office:value="0.0164239130434783" calcext:value-type="percentage">
            <text:p>1.6424 %</text:p>
          </table:table-cell>
          <table:table-cell table:style-name="ce1" table:formula="of:=(([.AD17]*([.E25]+[.F25]))-([.Z17]*[.F25]))/[.E25]" office:value-type="percentage" office:value="0.0182845410628019" calcext:value-type="percentage">
            <text:p>1.8285 %</text:p>
          </table:table-cell>
          <table:table-cell table:style-name="ce16" table:formula="of:=[.AE17]" office:value-type="percentage" office:value="0.0192" calcext:value-type="percentage">
            <text:p>1.9200 %</text:p>
          </table:table-cell>
          <table:table-cell table:style-name="ce17" office:value-type="string" calcext:value-type="string">
            <text:p>M4</text:p>
          </table:table-cell>
          <table:table-cell table:style-name="ce1" table:formula="of:=(SUMPRODUCT([.L8:.O8];[.J25:.M25])+SUMPRODUCT([.X16:.Z16];[.D24:.F24]))/(SUMPRODUCT([.D24:.F24])+SUMPRODUCT([.J25:.M25]))" office:value-type="percentage" office:value="0.016458115942029" calcext:value-type="percentage">
            <text:p>1.6458 %</text:p>
          </table:table-cell>
          <table:table-cell table:style-name="ce1" table:formula="of:=(SUMPRODUCT([.M8:.O8];[.K25:.M25])+SUMPRODUCT([.Y16:.Z16];[.E24:.F24]))/(SUMPRODUCT([.E24:.F24])+SUMPRODUCT([.K25:.M25]))" office:value-type="percentage" office:value="0.0172597101449275" calcext:value-type="percentage">
            <text:p>1.7260 %</text:p>
          </table:table-cell>
          <table:table-cell table:style-name="ce1" table:formula="of:=(SUMPRODUCT([.N8:.O8];[.L25:.M25])+SUMPRODUCT([.Z16];[.F24]))/(SUMPRODUCT([.F24])+SUMPRODUCT([.L25:.M25]))" office:value-type="percentage" office:value="0.0185134057971015" calcext:value-type="percentage">
            <text:p>1.8513 %</text:p>
          </table:table-cell>
          <table:table-cell table:style-name="ce1" table:formula="of:=(SUMPRODUCT([.O8];[.M25]))/(SUMPRODUCT([.M25]))" office:value-type="percentage" office:value="0.0192" calcext:value-type="percentage">
            <text:p>1.9200 %</text:p>
          </table:table-cell>
          <table:table-cell table:style-name="ce25" office:value-type="percentage" office:value="0" calcext:value-type="percentage">
            <text:p>0.0000 %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stock install</text:p>
          </table:table-cell>
          <table:table-cell table:number-columns-repeated="6"/>
          <table:table-cell office:value-type="string" calcext:value-type="string">
            <text:p>stock var installment</text:p>
          </table:table-cell>
          <table:table-cell table:number-columns-repeated="6"/>
          <table:table-cell office:value-type="string" calcext:value-type="string">
            <text:p>ftp int</text:p>
          </table:table-cell>
          <table:table-cell table:number-columns-repeated="8"/>
          <table:table-cell table:style-name="ce1" table:formula="of:=[.AD14]" office:value-type="percentage" office:value="0.0169583333333333" calcext:value-type="percentage">
            <text:p>1.6958 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4"/>
          <table:table-cell table:formula="of:=[.E22]+[.F22]" office:value-type="float" office:value="240" calcext:value-type="float">
            <text:p>240</text:p>
          </table:table-cell>
          <table:table-cell table:number-columns-repeated="4"/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given row</text:p>
          </table:table-cell>
        </table:table-row>
        <table:table-row table:style-name="ro1">
          <table:table-cell office:value-type="string" calcext:value-type="string">
            <text:p>M0</text:p>
          </table:table-cell>
          <table:table-cell/>
          <table:table-cell table:formula="of:=[.B13]-[.C13]" office:value-type="float" office:value="500" calcext:value-type="float">
            <text:p>500</text:p>
          </table:table-cell>
          <table:table-cell table:formula="of:=[.C13]-[.D13]" office:value-type="float" office:value="300" calcext:value-type="float">
            <text:p>300</text:p>
          </table:table-cell>
          <table:table-cell table:formula="of:=[.D13]-[.E13]" office:value-type="float" office:value="150" calcext:value-type="float">
            <text:p>150</text:p>
          </table:table-cell>
          <table:table-cell table:formula="of:=[.E13]-[.F13]" office:value-type="float" office:value="50" calcext:value-type="float">
            <text:p>50</text:p>
          </table:table-cell>
          <table:table-cell/>
          <table:table-cell office:value-type="string" calcext:value-type="string">
            <text:p>M0</text:p>
          </table:table-cell>
          <table:table-cell/>
          <table:table-cell table:formula="of:=[.I13]-[.J13]" office:value-type="float" office:value="500" calcext:value-type="float">
            <text:p>500</text:p>
          </table:table-cell>
          <table:table-cell table:formula="of:=[.J13]-[.K13]" office:value-type="float" office:value="300" calcext:value-type="float">
            <text:p>300</text:p>
          </table:table-cell>
          <table:table-cell table:formula="of:=[.K13]-[.L13]" office:value-type="float" office:value="150" calcext:value-type="float">
            <text:p>150</text:p>
          </table:table-cell>
          <table:table-cell table:formula="of:=[.L13]-[.M13]" office:value-type="float" office:value="50" calcext:value-type="float">
            <text:p>50</text:p>
          </table:table-cell>
          <table:table-cell/>
          <table:table-cell office:value-type="string" calcext:value-type="string">
            <text:p>M0</text:p>
          </table:table-cell>
          <table:table-cell table:style-name="ce6" table:formula="of:=SUMPRODUCT([.L4:.O4];[.J21:.M21])/12" office:value-type="float" office:value="1.1625" calcext:value-type="float">
            <text:p>1.16</text:p>
          </table:table-cell>
          <table:table-cell table:style-name="ce6" table:formula="of:=SUMPRODUCT([.M4:.P4];[.K21:.N21])/12" office:value-type="float" office:value="0.620833333333333" calcext:value-type="float">
            <text:p>0.62</text:p>
          </table:table-cell>
          <table:table-cell table:style-name="ce6" table:formula="of:=SUMPRODUCT([.N4:.Q4];[.L21:.O21])/12" office:value-type="float" office:value="0.270833333333333" calcext:value-type="float">
            <text:p>0.27</text:p>
          </table:table-cell>
          <table:table-cell table:style-name="ce6" table:formula="of:=SUMPRODUCT([.O4:.R4];[.M21:.P21])/12" office:value-type="float" office:value="0.0708333333333334" calcext:value-type="float">
            <text:p>0.07</text:p>
          </table:table-cell>
          <table:table-cell table:number-columns-repeated="5"/>
          <table:table-cell table:formula="of:=-([.Z14]*[.F22])" office:value-type="float" office:value="-1.062" calcext:value-type="float">
            <text:p>-1.062</text:p>
          </table:table-cell>
          <table:table-cell table:number-columns-repeated="4"/>
          <table:table-cell office:value-type="string" calcext:value-type="string">
            <text:p>ftp</text:p>
          </table:table-cell>
          <table:table-cell office:value-type="string" calcext:value-type="string">
            <text:p>mrate</text:p>
          </table:table-cell>
          <table:table-cell/>
        </table:table-row>
        <table:table-row table:style-name="ro1">
          <table:table-cell office:value-type="string" calcext:value-type="string">
            <text:p>M1</text:p>
          </table:table-cell>
          <table:table-cell/>
          <table:table-cell table:formula="of:=[.B14]-[.C14]" office:value-type="float" office:value="600" calcext:value-type="float">
            <text:p>600</text:p>
          </table:table-cell>
          <table:table-cell table:formula="of:=[.C14]-[.D14]" office:value-type="float" office:value="360" calcext:value-type="float">
            <text:p>360</text:p>
          </table:table-cell>
          <table:table-cell table:formula="of:=[.D14]-[.E14]" office:value-type="float" office:value="180" calcext:value-type="float">
            <text:p>180</text:p>
          </table:table-cell>
          <table:table-cell table:formula="of:=[.E14]-[.F14]" office:value-type="float" office:value="60" calcext:value-type="float">
            <text:p>60</text:p>
          </table:table-cell>
          <table:table-cell/>
          <table:table-cell office:value-type="string" calcext:value-type="string">
            <text:p>M1</text:p>
          </table:table-cell>
          <table:table-cell/>
          <table:table-cell table:formula="of:=[.I14]-[.J14]" office:value-type="float" office:value="300" calcext:value-type="float">
            <text:p>300</text:p>
          </table:table-cell>
          <table:table-cell table:formula="of:=[.J14]-[.K14]" office:value-type="float" office:value="210" calcext:value-type="float">
            <text:p>210</text:p>
          </table:table-cell>
          <table:table-cell table:formula="of:=[.K14]-[.L14]" office:value-type="float" office:value="130" calcext:value-type="float">
            <text:p>130</text:p>
          </table:table-cell>
          <table:table-cell table:formula="of:=[.L14]-[.M14]" office:value-type="float" office:value="60" calcext:value-type="float">
            <text:p>60</text:p>
          </table:table-cell>
          <table:table-cell/>
          <table:table-cell office:value-type="string" calcext:value-type="string">
            <text:p>M1</text:p>
          </table:table-cell>
          <table:table-cell table:style-name="ce6" table:formula="of:=(SUMPRODUCT([.L5:.O5];[.J22:.M22])+SUMPRODUCT([.M4:.O4];[.K21:.M21]))/12" office:value-type="float" office:value="1.48466666666667" calcext:value-type="float">
            <text:p>1.48</text:p>
          </table:table-cell>
          <table:table-cell table:style-name="ce6" table:formula="of:=(SUMPRODUCT([.M5:.P5];[.K22:.N22])+SUMPRODUCT([.N4:.P4];[.L21:.N21]))/12" office:value-type="float" office:value="0.794666666666667" calcext:value-type="float">
            <text:p>0.79</text:p>
          </table:table-cell>
          <table:table-cell table:style-name="ce6" table:formula="of:=(SUMPRODUCT([.N5:.Q5];[.L22:.O22])+SUMPRODUCT([.O4:.Q4];[.M21:.O21]))/12" office:value-type="float" office:value="0.339166666666667" calcext:value-type="float">
            <text:p>0.34</text:p>
          </table:table-cell>
          <table:table-cell table:style-name="ce6" table:formula="of:=(SUMPRODUCT([.O5:.R5];[.M22:.P22])+SUMPRODUCT([.P4:.R4];[.N21:.P21]))/12" office:value-type="float" office:value="0.0885" calcext:value-type="float">
            <text:p>0.09</text:p>
          </table:table-cell>
          <table:table-cell table:number-columns-repeated="5"/>
          <table:table-cell table:formula="of:=[.E22]" office:value-type="float" office:value="180" calcext:value-type="float">
            <text:p>18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table:formula="of:=[.B15]-[.C15]" office:value-type="float" office:value="675" calcext:value-type="float">
            <text:p>675</text:p>
          </table:table-cell>
          <table:table-cell table:formula="of:=[.C15]-[.D15]" office:value-type="float" office:value="405" calcext:value-type="float">
            <text:p>405</text:p>
          </table:table-cell>
          <table:table-cell table:formula="of:=[.D15]-[.E15]" office:value-type="float" office:value="202.5" calcext:value-type="float">
            <text:p>202.5</text:p>
          </table:table-cell>
          <table:table-cell table:formula="of:=[.E15]-[.F15]" office:value-type="float" office:value="67.5" calcext:value-type="float">
            <text:p>67.5</text:p>
          </table:table-cell>
          <table:table-cell/>
          <table:table-cell office:value-type="string" calcext:value-type="string">
            <text:p>M2</text:p>
          </table:table-cell>
          <table:table-cell/>
          <table:table-cell table:formula="of:=[.I15]-[.J15]" office:value-type="float" office:value="315" calcext:value-type="float">
            <text:p>315</text:p>
          </table:table-cell>
          <table:table-cell table:formula="of:=[.J15]-[.K15]" office:value-type="float" office:value="225" calcext:value-type="float">
            <text:p>225</text:p>
          </table:table-cell>
          <table:table-cell table:formula="of:=[.K15]-[.L15]" office:value-type="float" office:value="142.5" calcext:value-type="float">
            <text:p>142.5</text:p>
          </table:table-cell>
          <table:table-cell table:formula="of:=[.L15]-[.M15]" office:value-type="float" office:value="67.5" calcext:value-type="float">
            <text:p>67.5</text:p>
          </table:table-cell>
          <table:table-cell/>
          <table:table-cell office:value-type="string" calcext:value-type="string">
            <text:p>M2</text:p>
          </table:table-cell>
          <table:table-cell table:style-name="ce6" table:formula="of:=(SUMPRODUCT([.L6:.O6];[.J23:.M23])+SUMPRODUCT([.M5:.O5];[.K22:.M22])+SUMPRODUCT([.N4:.O4];[.L21:.M21]))/12" office:value-type="float" office:value="1.76585416666667" calcext:value-type="float">
            <text:p>1.77</text:p>
          </table:table-cell>
          <table:table-cell table:style-name="ce6" table:formula="of:=(SUMPRODUCT([.M6:.P6];[.K23:.N23])+SUMPRODUCT([.N5:.P5];[.L22:.N22])+SUMPRODUCT([.O4:.P4];[.M21:.N21]))/12" office:value-type="float" office:value="0.934979166666667" calcext:value-type="float">
            <text:p>0.93</text:p>
          </table:table-cell>
          <table:table-cell table:style-name="ce6" table:formula="of:=(SUMPRODUCT([.N6:.Q6];[.L23:.O23])+SUMPRODUCT([.O5:.Q5];[.M22:.O22])+SUMPRODUCT([.P4:.Q4];[.N21:.O21]))/12" office:value-type="float" office:value="0.3974375" calcext:value-type="float">
            <text:p>0.40</text:p>
          </table:table-cell>
          <table:table-cell table:style-name="ce6" table:formula="of:=(SUMPRODUCT([.O6:.R6];[.M23:.P23])+SUMPRODUCT([.P5:.R5];[.N22:.P22])+SUMPRODUCT([.Q4:.R4];[.O21:.P21]))/12" office:value-type="float" office:value="0.1035" calcext:value-type="float">
            <text:p>0.10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/>
          <table:table-cell table:formula="of:=[.B16]-[.C16]" office:value-type="float" office:value="250" calcext:value-type="float">
            <text:p>250</text:p>
          </table:table-cell>
          <table:table-cell table:formula="of:=[.C16]-[.D16]" office:value-type="float" office:value="150" calcext:value-type="float">
            <text:p>150</text:p>
          </table:table-cell>
          <table:table-cell table:formula="of:=[.D16]-[.E16]" office:value-type="float" office:value="75" calcext:value-type="float">
            <text:p>75</text:p>
          </table:table-cell>
          <table:table-cell table:formula="of:=[.E16]-[.F16]" office:value-type="float" office:value="25" calcext:value-type="float">
            <text:p>25</text:p>
          </table:table-cell>
          <table:table-cell/>
          <table:table-cell office:value-type="string" calcext:value-type="string">
            <text:p>M3</text:p>
          </table:table-cell>
          <table:table-cell/>
          <table:table-cell table:formula="of:=[.I16]-[.J16]" office:value-type="float" office:value="-155" calcext:value-type="float">
            <text:p>-155</text:p>
          </table:table-cell>
          <table:table-cell table:formula="of:=[.J16]-[.K16]" office:value-type="float" office:value="-52.5" calcext:value-type="float">
            <text:p>-52.5</text:p>
          </table:table-cell>
          <table:table-cell table:formula="of:=[.K16]-[.L16]" office:value-type="float" office:value="7.5" calcext:value-type="float">
            <text:p>7.5</text:p>
          </table:table-cell>
          <table:table-cell table:formula="of:=[.L16]-[.M16]" office:value-type="float" office:value="25" calcext:value-type="float">
            <text:p>25</text:p>
          </table:table-cell>
          <table:table-cell/>
          <table:table-cell office:value-type="string" calcext:value-type="string">
            <text:p>M3</text:p>
          </table:table-cell>
          <table:table-cell table:style-name="ce6" table:formula="of:=(SUMPRODUCT([.L7:.O7];[.J24:.M24])+SUMPRODUCT([.M6:.O6];[.K23:.M23])+SUMPRODUCT([.N5:.O5];[.L22:.M22])+SUMPRODUCT([.M21];[.O4]))/12" office:value-type="float" office:value="0.726916666666667" calcext:value-type="float">
            <text:p>0.73</text:p>
          </table:table-cell>
          <table:table-cell table:style-name="ce6" table:formula="of:=(SUMPRODUCT([.M7:.P7];[.K24:.N24])+SUMPRODUCT([.N6:.P6];[.L23:.N23])+SUMPRODUCT([.O5:.P5];[.M22:.N22])+SUMPRODUCT([.N21];[.P4]))/12" office:value-type="float" office:value="0.37925" calcext:value-type="float">
            <text:p>0.38</text:p>
          </table:table-cell>
          <table:table-cell table:style-name="ce6" table:formula="of:=(SUMPRODUCT([.N7:.Q7];[.L24:.O24])+SUMPRODUCT([.O6:.Q6];[.M23:.O23])+SUMPRODUCT([.P5:.Q5];[.N22:.O22])+SUMPRODUCT([.O21];[.Q4]))/12" office:value-type="float" office:value="0.154" calcext:value-type="float">
            <text:p>0.15</text:p>
          </table:table-cell>
          <table:table-cell table:style-name="ce6" table:formula="of:=(SUMPRODUCT([.O7:.R7];[.M24:.P24])+SUMPRODUCT([.P6:.R6];[.N23:.P23])+SUMPRODUCT([.Q5:.R5];[.O22:.P22])+SUMPRODUCT([.P21];[.R4]))/12" office:value-type="float" office:value="0.039375" calcext:value-type="float">
            <text:p>0.0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4</text:p>
          </table:table-cell>
          <table:table-cell/>
          <table:table-cell table:formula="of:=[.B17]-[.C17]" office:value-type="float" office:value="690" calcext:value-type="float">
            <text:p>690</text:p>
          </table:table-cell>
          <table:table-cell table:formula="of:=[.C17]-[.D17]" office:value-type="float" office:value="414" calcext:value-type="float">
            <text:p>414</text:p>
          </table:table-cell>
          <table:table-cell table:formula="of:=[.D17]-[.E17]" office:value-type="float" office:value="207" calcext:value-type="float">
            <text:p>207</text:p>
          </table:table-cell>
          <table:table-cell table:formula="of:=[.E17]-[.F17]" office:value-type="float" office:value="69" calcext:value-type="float">
            <text:p>69</text:p>
          </table:table-cell>
          <table:table-cell/>
          <table:table-cell office:value-type="string" calcext:value-type="string">
            <text:p>M4</text:p>
          </table:table-cell>
          <table:table-cell/>
          <table:table-cell table:formula="of:=[.I17]-[.J17]" office:value-type="float" office:value="540" calcext:value-type="float">
            <text:p>540</text:p>
          </table:table-cell>
          <table:table-cell table:formula="of:=[.J17]-[.K17]" office:value-type="float" office:value="339" calcext:value-type="float">
            <text:p>339</text:p>
          </table:table-cell>
          <table:table-cell table:formula="of:=[.K17]-[.L17]" office:value-type="float" office:value="182" calcext:value-type="float">
            <text:p>182</text:p>
          </table:table-cell>
          <table:table-cell table:formula="of:=[.L17]-[.M17]" office:value-type="float" office:value="69" calcext:value-type="float">
            <text:p>69</text:p>
          </table:table-cell>
          <table:table-cell/>
          <table:table-cell office:value-type="string" calcext:value-type="string">
            <text:p>M4</text:p>
          </table:table-cell>
          <table:table-cell table:style-name="ce6" table:formula="of:=(SUMPRODUCT([.L8:.O8];[.J25:.M25])+SUMPRODUCT([.M7:.O7];[.K24:.M24])+SUMPRODUCT([.N6:.O6];[.L23:.M23])+SUMPRODUCT([.M22];[.O5]))/12" office:value-type="float" office:value="1.89268333333333" calcext:value-type="float">
            <text:p>1.89</text:p>
          </table:table-cell>
          <table:table-cell table:style-name="ce6" table:formula="of:=(SUMPRODUCT([.M8:.P8];[.K25:.N25])+SUMPRODUCT([.N7:.P7];[.L24:.N24])+SUMPRODUCT([.O6:.P6];[.M23:.N23])+SUMPRODUCT([.N22];[.P5]))/12" office:value-type="float" office:value="0.992433333333334" calcext:value-type="float">
            <text:p>0.99</text:p>
          </table:table-cell>
          <table:table-cell table:style-name="ce6" table:formula="of:=(SUMPRODUCT([.N8:.Q8];[.L25:.O25])+SUMPRODUCT([.O7:.Q7];[.M24:.O24])+SUMPRODUCT([.P6:.Q6];[.N23:.O23])+SUMPRODUCT([.O22];[.Q5]))/12" office:value-type="float" office:value="0.425808333333333" calcext:value-type="float">
            <text:p>0.43</text:p>
          </table:table-cell>
          <table:table-cell table:style-name="ce6" table:formula="of:=(SUMPRODUCT([.O8:.R8];[.M25:.P25])+SUMPRODUCT([.P7:.R7];[.N24:.P24])+SUMPRODUCT([.Q6:.R6];[.O23:.P23])+SUMPRODUCT([.P22];[.R5]))/12" office:value-type="float" office:value="0.1104" calcext:value-type="float">
            <text:p>0.1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P0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2</text:p>
          </table:table-cell>
          <table:table-cell table:formula="of:=[.B15]" office:value-type="float" office:value="1350" calcext:value-type="float">
            <text:p>1350</text:p>
          </table:table-cell>
          <table:table-cell table:formula="of:=[.C15]" office:value-type="float" office:value="675" calcext:value-type="float">
            <text:p>675</text:p>
          </table:table-cell>
          <table:table-cell table:formula="of:=[.D15]" office:value-type="float" office:value="270" calcext:value-type="float">
            <text:p>270</text:p>
          </table:table-cell>
          <table:table-cell table:formula="of:=[.E15]" office:value-type="float" office:value="67.5" calcext:value-type="float">
            <text:p>67.5</text:p>
          </table:table-cell>
          <table:table-cell table:formula="of:=[.F15]" office:value-type="float" office:value="0" calcext:value-type="float">
            <text:p>0</text:p>
          </table:table-cell>
          <table:table-cell/>
          <table:table-cell office:value-type="string" calcext:value-type="string">
            <text:p>M2</text:p>
          </table:table-cell>
          <table:table-cell/>
          <table:table-cell table:style-name="ce12" table:formula="of:=(([.C34]*([.C30]+[.D30]+[.E30]+[.F30]))-([.M28]*[.F30])-([.L28]*[.E30])-([.K28]*[.D30]))/[.C30]" office:value-type="percentage" office:value="0.0147711111111111" calcext:value-type="percentage">
            <text:p>1.4771 %</text:p>
          </table:table-cell>
          <table:table-cell table:style-name="ce12" table:formula="of:=(([.D34]*([.D30]+[.E30]+[.F30]))-([.M28]*[.F30])-([.L28]*[.E30]))/[.D30]" office:value-type="percentage" office:value="0.0159271604938272" calcext:value-type="percentage">
            <text:p>1.5927 %</text:p>
          </table:table-cell>
          <table:table-cell table:style-name="ce12" table:formula="of:=(([.E34]*([.E30]+[.F30]))-([.M28]*[.F30]))/[.E30]" office:value-type="percentage" office:value="0.0174185185185185" calcext:value-type="percentage">
            <text:p>1.7419 %</text:p>
          </table:table-cell>
          <table:table-cell table:style-name="ce12" table:formula="of:=(([.F34]*([.F30])))/[.F30]" office:value-type="percentage" office:value="0.0184" calcext:value-type="percentage">
            <text:p>1.8400 %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3"/>
          <table:table-cell table:style-name="ce4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table:formula="of:=[.B28]-[.C28]" office:value-type="float" office:value="675" calcext:value-type="float">
            <text:p>675</text:p>
          </table:table-cell>
          <table:table-cell table:formula="of:=[.C28]-[.D28]" office:value-type="float" office:value="405" calcext:value-type="float">
            <text:p>405</text:p>
          </table:table-cell>
          <table:table-cell table:formula="of:=[.D28]-[.E28]" office:value-type="float" office:value="202.5" calcext:value-type="float">
            <text:p>202.5</text:p>
          </table:table-cell>
          <table:table-cell table:formula="of:=[.E28]-[.F28]" office:value-type="float" office:value="67.5" calcext:value-type="float">
            <text:p>67.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repris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2</text:p>
          </table:table-cell>
          <table:table-cell table:formula="of:=[.B28]/[.$B$28]" office:value-type="float" office:value="1" calcext:value-type="float">
            <text:p>1</text:p>
          </table:table-cell>
          <table:table-cell table:formula="of:=[.C28]/[.$B$28]" office:value-type="float" office:value="0.5" calcext:value-type="float">
            <text:p>0.5</text:p>
          </table:table-cell>
          <table:table-cell table:formula="of:=[.D28]/[.$B$28]" office:value-type="float" office:value="0.2" calcext:value-type="float">
            <text:p>0.2</text:p>
          </table:table-cell>
          <table:table-cell table:formula="of:=[.E28]/[.$B$28]" office:value-type="float" office:value="0.05" calcext:value-type="float">
            <text:p>0.05</text:p>
          </table:table-cell>
          <table:table-cell table:formula="of:=[.F28]/[.$B$28]" office:value-type="float" office:value="0" calcext:value-type="float">
            <text:p>0</text:p>
          </table:table-cell>
          <table:table-cell/>
          <table:table-cell office:value-type="string" calcext:value-type="string">
            <text:p>M3</text:p>
          </table:table-cell>
          <table:table-cell table:style-name="ce3" office:value-type="float" office:value="0.0147" calcext:value-type="float">
            <text:p>0.01470</text:p>
          </table:table-cell>
          <table:table-cell table:style-name="ce3" office:value-type="float" office:value="0.0157" calcext:value-type="float">
            <text:p>0.01570</text:p>
          </table:table-cell>
          <table:table-cell table:style-name="ce3" office:value-type="float" office:value="0.0178" calcext:value-type="float">
            <text:p>0.01780</text:p>
          </table:table-cell>
          <table:table-cell table:style-name="ce3" office:value-type="float" office:value="0.0189" calcext:value-type="float">
            <text:p>0.0189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table:style-name="ce1" office:value-type="percentage" office:value="0.0156964814814815" calcext:value-type="percentage">
            <text:p>1.5696 %</text:p>
          </table:table-cell>
          <table:table-cell table:style-name="ce1" office:value-type="percentage" office:value="0.0166218518518519" calcext:value-type="percentage">
            <text:p>1.6622 %</text:p>
          </table:table-cell>
          <table:table-cell table:style-name="ce1" office:value-type="percentage" office:value="0.0176638888888889" calcext:value-type="percentage">
            <text:p>1.7664 %</text:p>
          </table:table-cell>
          <table:table-cell table:style-name="ce1" office:value-type="percentage" office:value="0.0184" calcext:value-type="percentage">
            <text:p>1.8400 %</text:p>
          </table:table-cell>
          <table:table-cell table:number-columns-repeated="2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office:value-type="string" calcext:value-type="string">
            <text:p>stock amort</text:p>
          </table:table-cell>
          <table:table-cell table:number-columns-repeated="6"/>
          <table:table-cell office:value-type="string" calcext:value-type="string">
            <text:p>new pro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0</text:p>
          </table:table-cell>
          <table:table-cell table:style-name="ce7" table:formula="of:=[.$B4]*[.E4]" office:value-type="float" office:value="1000" calcext:value-type="float">
            <text:p>1000</text:p>
          </table:table-cell>
          <table:table-cell table:style-name="ce7" table:formula="of:=[.$B4]*[.F4]" office:value-type="float" office:value="500" calcext:value-type="float">
            <text:p>500</text:p>
          </table:table-cell>
          <table:table-cell table:style-name="ce7" table:formula="of:=[.$B4]*[.G4]" office:value-type="float" office:value="200" calcext:value-type="float">
            <text:p>200</text:p>
          </table:table-cell>
          <table:table-cell table:style-name="ce7" table:formula="of:=[.$B4]*[.H4]" office:value-type="float" office:value="50" calcext:value-type="float">
            <text:p>50</text:p>
          </table:table-cell>
          <table:table-cell table:style-name="ce7" table:formula="of:=[.$B4]*[.I4]" office:value-type="float" office:value="0" calcext:value-type="float">
            <text:p>0</text:p>
          </table:table-cell>
          <table:table-cell/>
          <table:table-cell office:value-type="string" calcext:value-type="string">
            <text:p>M0</text:p>
          </table:table-cell>
          <table:table-cell table:style-name="ce15" table:formula="of:=[.$B$4]*[.E4]" office:value-type="float" office:value="1000" calcext:value-type="float">
            <text:p>1000</text:p>
          </table:table-cell>
          <table:table-cell table:style-name="ce15" table:formula="of:=[.$I39]*[.F4]" office:value-type="float" office:value="500" calcext:value-type="float">
            <text:p>500</text:p>
          </table:table-cell>
          <table:table-cell table:style-name="ce15" table:formula="of:=[.$I39]*[.G4]" office:value-type="float" office:value="200" calcext:value-type="float">
            <text:p>200</text:p>
          </table:table-cell>
          <table:table-cell table:style-name="ce15" table:formula="of:=[.$I39]*[.H4]" office:value-type="float" office:value="50" calcext:value-type="float">
            <text:p>50</text:p>
          </table:table-cell>
          <table:table-cell table:style-name="ce15" table:formula="of:=[.$I39]*[.I4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1</text:p>
          </table:table-cell>
          <table:table-cell table:formula="of:=[.I40]+[.J39]" office:value-type="float" office:value="1200" calcext:value-type="float">
            <text:p>1200</text:p>
          </table:table-cell>
          <table:table-cell table:formula="of:=[.J40]+[.K39]" office:value-type="float" office:value="550" calcext:value-type="float">
            <text:p>550</text:p>
          </table:table-cell>
          <table:table-cell table:formula="of:=[.K40]+[.L39]" office:value-type="float" office:value="190" calcext:value-type="float">
            <text:p>190</text:p>
          </table:table-cell>
          <table:table-cell table:formula="of:=[.L40]+[.M39]" office:value-type="float" office:value="35" calcext:value-type="float">
            <text:p>35</text:p>
          </table:table-cell>
          <table:table-cell table:formula="of:=[.M40]+[.N39]" office:value-type="float" office:value="0" calcext:value-type="float">
            <text:p>0</text:p>
          </table:table-cell>
          <table:table-cell/>
          <table:table-cell office:value-type="string" calcext:value-type="string">
            <text:p>M1</text:p>
          </table:table-cell>
          <table:table-cell table:style-name="ce18" table:formula="of:=MAX([.B5]-[.J39];0)" office:value-type="float" office:value="700" calcext:value-type="float">
            <text:p>700</text:p>
          </table:table-cell>
          <table:table-cell table:style-name="ce15" table:formula="of:=[.$I40]*[.F5]" office:value-type="float" office:value="350" calcext:value-type="float">
            <text:p>350</text:p>
          </table:table-cell>
          <table:table-cell table:style-name="ce15" table:formula="of:=[.$I40]*[.G5]" office:value-type="float" office:value="140" calcext:value-type="float">
            <text:p>140</text:p>
          </table:table-cell>
          <table:table-cell table:style-name="ce15" table:formula="of:=[.$I40]*[.H5]" office:value-type="float" office:value="35" calcext:value-type="float">
            <text:p>35</text:p>
          </table:table-cell>
          <table:table-cell table:style-name="ce15" table:formula="of:=[.$I40]*[.I5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2</text:p>
          </table:table-cell>
          <table:table-cell table:formula="of:=[.I41]+[.J40]+[.K39]" office:value-type="float" office:value="1350" calcext:value-type="float">
            <text:p>1350</text:p>
          </table:table-cell>
          <table:table-cell table:formula="of:=[.J41]+[.K40]+[.L39]" office:value-type="float" office:value="590" calcext:value-type="float">
            <text:p>590</text:p>
          </table:table-cell>
          <table:table-cell table:formula="of:=[.K41]+[.L40]+[.M39]" office:value-type="float" office:value="195" calcext:value-type="float">
            <text:p>195</text:p>
          </table:table-cell>
          <table:table-cell table:formula="of:=[.L41]+[.M40]+[.N39]" office:value-type="float" office:value="40" calcext:value-type="float">
            <text:p>40</text:p>
          </table:table-cell>
          <table:table-cell table:formula="of:=[.M41]+[.N40]+[.O39]" office:value-type="float" office:value="0" calcext:value-type="float">
            <text:p>0</text:p>
          </table:table-cell>
          <table:table-cell/>
          <table:table-cell office:value-type="string" calcext:value-type="string">
            <text:p>M2</text:p>
          </table:table-cell>
          <table:table-cell table:style-name="ce18" table:formula="of:=MAX([.B6]-[.J40]-[.K39];0)" office:value-type="float" office:value="800" calcext:value-type="float">
            <text:p>800</text:p>
          </table:table-cell>
          <table:table-cell table:style-name="ce15" table:formula="of:=[.$I41]*[.F6]" office:value-type="float" office:value="400" calcext:value-type="float">
            <text:p>400</text:p>
          </table:table-cell>
          <table:table-cell table:style-name="ce15" table:formula="of:=[.$I41]*[.G6]" office:value-type="float" office:value="160" calcext:value-type="float">
            <text:p>160</text:p>
          </table:table-cell>
          <table:table-cell table:style-name="ce15" table:formula="of:=[.$I41]*[.H6]" office:value-type="float" office:value="40" calcext:value-type="float">
            <text:p>40</text:p>
          </table:table-cell>
          <table:table-cell table:style-name="ce15" table:formula="of:=[.$I41]*[.I6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3</text:p>
          </table:table-cell>
          <table:table-cell table:style-name="ce8" table:formula="of:=[.I42]+[.J41]+[.K40]+[.L39]" office:value-type="float" office:value="590" calcext:value-type="float">
            <text:p>590</text:p>
          </table:table-cell>
          <table:table-cell table:style-name="ce8" table:formula="of:=[.J42]+[.K41]+[.L40]+[.M39]" office:value-type="float" office:value="195" calcext:value-type="float">
            <text:p>195</text:p>
          </table:table-cell>
          <table:table-cell table:style-name="ce8" table:formula="of:=[.K42]+[.L41]+[.M40]+[.N39]" office:value-type="float" office:value="40" calcext:value-type="float">
            <text:p>40</text:p>
          </table:table-cell>
          <table:table-cell table:style-name="ce8" table:formula="of:=[.L42]+[.M41]+[.N40]+[.O39]" office:value-type="float" office:value="0" calcext:value-type="float">
            <text:p>0</text:p>
          </table:table-cell>
          <table:table-cell table:style-name="ce8" table:formula="of:=[.M42]+[.N41]+[.O40]+[.P39]" office:value-type="float" office:value="0" calcext:value-type="float">
            <text:p>0</text:p>
          </table:table-cell>
          <table:table-cell/>
          <table:table-cell office:value-type="string" calcext:value-type="string">
            <text:p>M3</text:p>
          </table:table-cell>
          <table:table-cell table:style-name="ce18" table:formula="of:=MAX([.B7]-[.J41]-[.K40]-[.L39];0)" office:value-type="float" office:value="0" calcext:value-type="float">
            <text:p>0</text:p>
          </table:table-cell>
          <table:table-cell table:style-name="ce15" table:formula="of:=[.$I42]*[.F7]" office:value-type="float" office:value="0" calcext:value-type="float">
            <text:p>0</text:p>
          </table:table-cell>
          <table:table-cell table:style-name="ce15" table:formula="of:=[.$I42]*[.G7]" office:value-type="float" office:value="0" calcext:value-type="float">
            <text:p>0</text:p>
          </table:table-cell>
          <table:table-cell table:style-name="ce15" table:formula="of:=[.$I42]*[.H7]" office:value-type="float" office:value="0" calcext:value-type="float">
            <text:p>0</text:p>
          </table:table-cell>
          <table:table-cell table:style-name="ce15" table:formula="of:=[.$I42]*[.I7]" office:value-type="float" office:value="0" calcext:value-type="float">
            <text:p>0</text:p>
          </table:table-cell>
          <table:table-cell/>
          <table:table-cell office:value-type="string" calcext:value-type="string">
            <text:p>il semble yavoir une sortie de stock exeptionelle, faites att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4</text:p>
          </table:table-cell>
          <table:table-cell table:formula="of:=[.I43]+[.J42]+[.K41]+[.L40]+[.M39]" office:value-type="float" office:value="1380" calcext:value-type="float">
            <text:p>1380</text:p>
          </table:table-cell>
          <table:table-cell table:formula="of:=[.J43]+[.K42]+[.L41]+[.M40]+[.N39]" office:value-type="float" office:value="632.5" calcext:value-type="float">
            <text:p>632.5</text:p>
          </table:table-cell>
          <table:table-cell table:formula="of:=[.K43]+[.L42]+[.M41]+[.N40]+[.O39]" office:value-type="float" office:value="237" calcext:value-type="float">
            <text:p>237</text:p>
          </table:table-cell>
          <table:table-cell table:formula="of:=[.L43]+[.M42]+[.N41]+[.O40]+[.P39]" office:value-type="float" office:value="59.25" calcext:value-type="float">
            <text:p>59.25</text:p>
          </table:table-cell>
          <table:table-cell table:formula="of:=[.M43]+[.N42]+[.O41]+[.P40]+[.Q39]" office:value-type="float" office:value="0" calcext:value-type="float">
            <text:p>0</text:p>
          </table:table-cell>
          <table:table-cell/>
          <table:table-cell office:value-type="string" calcext:value-type="string">
            <text:p>M4</text:p>
          </table:table-cell>
          <table:table-cell table:style-name="ce18" table:formula="of:=MAX([.B8]-[.J42]-[.K41]-[.L40]-[.M39];0)" office:value-type="float" office:value="1185" calcext:value-type="float">
            <text:p>1185</text:p>
          </table:table-cell>
          <table:table-cell table:style-name="ce15" table:formula="of:=[.$I43]*[.F8]" office:value-type="float" office:value="592.5" calcext:value-type="float">
            <text:p>592.5</text:p>
          </table:table-cell>
          <table:table-cell table:style-name="ce15" table:formula="of:=[.$I43]*[.G8]" office:value-type="float" office:value="237" calcext:value-type="float">
            <text:p>237</text:p>
          </table:table-cell>
          <table:table-cell table:style-name="ce15" table:formula="of:=[.$I43]*[.H8]" office:value-type="float" office:value="59.25" calcext:value-type="float">
            <text:p>59.25</text:p>
          </table:table-cell>
          <table:table-cell table:style-name="ce15" table:formula="of:=[.$I43]*[.I8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7" office:value-type="string" calcext:value-type="string">
            <text:p>stock install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new prod installment</text:p>
          </table:table-cell>
          <table:table-cell table:number-columns-repeated="23"/>
        </table:table-row>
        <table:table-row table:style-name="ro1">
          <table:table-cell/>
          <table:table-cell table:style-name="ce7" office:value-type="string" calcext:value-type="string">
            <text:p>P0</text:p>
          </table:table-cell>
          <table:table-cell table:style-name="ce7" office:value-type="string" calcext:value-type="string">
            <text:p>P1</text:p>
          </table:table-cell>
          <table:table-cell table:style-name="ce7" office:value-type="string" calcext:value-type="string">
            <text:p>P2</text:p>
          </table:table-cell>
          <table:table-cell table:style-name="ce7" office:value-type="string" calcext:value-type="string">
            <text:p>P3</text:p>
          </table:table-cell>
          <table:table-cell table:style-name="ce7"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0</text:p>
          </table:table-cell>
          <table:table-cell table:style-name="ce7"/>
          <table:table-cell table:style-name="ce7" table:formula="of:=[.B39]-[.C39]" office:value-type="float" office:value="500" calcext:value-type="float">
            <text:p>500</text:p>
          </table:table-cell>
          <table:table-cell table:style-name="ce7" table:formula="of:=[.C39]-[.D39]" office:value-type="float" office:value="300" calcext:value-type="float">
            <text:p>300</text:p>
          </table:table-cell>
          <table:table-cell table:style-name="ce7" table:formula="of:=[.D39]-[.E39]" office:value-type="float" office:value="150" calcext:value-type="float">
            <text:p>150</text:p>
          </table:table-cell>
          <table:table-cell table:style-name="ce7" table:formula="of:=[.E39]-[.F39]" office:value-type="float" office:value="50" calcext:value-type="float">
            <text:p>50</text:p>
          </table:table-cell>
          <table:table-cell/>
          <table:table-cell office:value-type="string" calcext:value-type="string">
            <text:p>M0</text:p>
          </table:table-cell>
          <table:table-cell/>
          <table:table-cell table:formula="of:=[.I39]-[.J39]" office:value-type="float" office:value="500" calcext:value-type="float">
            <text:p>500</text:p>
          </table:table-cell>
          <table:table-cell table:formula="of:=[.J39]-[.K39]" office:value-type="float" office:value="300" calcext:value-type="float">
            <text:p>300</text:p>
          </table:table-cell>
          <table:table-cell table:formula="of:=[.K39]-[.L39]" office:value-type="float" office:value="150" calcext:value-type="float">
            <text:p>150</text:p>
          </table:table-cell>
          <table:table-cell table:formula="of:=[.L39]-[.M39]"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1</text:p>
          </table:table-cell>
          <table:table-cell table:style-name="ce7"/>
          <table:table-cell table:style-name="ce7" table:formula="of:=[.B40]-[.C40]" office:value-type="float" office:value="650" calcext:value-type="float">
            <text:p>650</text:p>
          </table:table-cell>
          <table:table-cell table:style-name="ce7" table:formula="of:=[.C40]-[.D40]" office:value-type="float" office:value="360" calcext:value-type="float">
            <text:p>360</text:p>
          </table:table-cell>
          <table:table-cell table:style-name="ce7" table:formula="of:=[.D40]-[.E40]" office:value-type="float" office:value="155" calcext:value-type="float">
            <text:p>155</text:p>
          </table:table-cell>
          <table:table-cell table:style-name="ce7" table:formula="of:=[.E40]-[.F40]" office:value-type="float" office:value="35" calcext:value-type="float">
            <text:p>35</text:p>
          </table:table-cell>
          <table:table-cell/>
          <table:table-cell office:value-type="string" calcext:value-type="string">
            <text:p>M1</text:p>
          </table:table-cell>
          <table:table-cell/>
          <table:table-cell table:formula="of:=[.I40]-[.J40]" office:value-type="float" office:value="350" calcext:value-type="float">
            <text:p>350</text:p>
          </table:table-cell>
          <table:table-cell table:formula="of:=[.J40]-[.K40]" office:value-type="float" office:value="210" calcext:value-type="float">
            <text:p>210</text:p>
          </table:table-cell>
          <table:table-cell table:formula="of:=[.K40]-[.L40]" office:value-type="float" office:value="105" calcext:value-type="float">
            <text:p>105</text:p>
          </table:table-cell>
          <table:table-cell table:formula="of:=[.L40]-[.M40]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2</text:p>
          </table:table-cell>
          <table:table-cell table:style-name="ce7"/>
          <table:table-cell table:style-name="ce7" table:formula="of:=[.B41]-[.C41]" office:value-type="float" office:value="760" calcext:value-type="float">
            <text:p>760</text:p>
          </table:table-cell>
          <table:table-cell table:style-name="ce7" table:formula="of:=[.C41]-[.D41]" office:value-type="float" office:value="395" calcext:value-type="float">
            <text:p>395</text:p>
          </table:table-cell>
          <table:table-cell table:style-name="ce7" table:formula="of:=[.D41]-[.E41]" office:value-type="float" office:value="155" calcext:value-type="float">
            <text:p>155</text:p>
          </table:table-cell>
          <table:table-cell table:style-name="ce7" table:formula="of:=[.E41]-[.F41]" office:value-type="float" office:value="40" calcext:value-type="float">
            <text:p>40</text:p>
          </table:table-cell>
          <table:table-cell/>
          <table:table-cell office:value-type="string" calcext:value-type="string">
            <text:p>M2</text:p>
          </table:table-cell>
          <table:table-cell/>
          <table:table-cell table:formula="of:=[.I41]-[.J41]" office:value-type="float" office:value="400" calcext:value-type="float">
            <text:p>400</text:p>
          </table:table-cell>
          <table:table-cell table:formula="of:=[.J41]-[.K41]" office:value-type="float" office:value="240" calcext:value-type="float">
            <text:p>240</text:p>
          </table:table-cell>
          <table:table-cell table:formula="of:=[.K41]-[.L41]" office:value-type="float" office:value="120" calcext:value-type="float">
            <text:p>120</text:p>
          </table:table-cell>
          <table:table-cell table:formula="of:=[.L41]-[.M41]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3</text:p>
          </table:table-cell>
          <table:table-cell table:style-name="ce7"/>
          <table:table-cell table:style-name="ce7" table:formula="of:=[.B42]-[.C42]" office:value-type="float" office:value="395" calcext:value-type="float">
            <text:p>395</text:p>
          </table:table-cell>
          <table:table-cell table:style-name="ce7" table:formula="of:=[.C42]-[.D42]" office:value-type="float" office:value="155" calcext:value-type="float">
            <text:p>155</text:p>
          </table:table-cell>
          <table:table-cell table:style-name="ce7" table:formula="of:=[.D42]-[.E42]" office:value-type="float" office:value="40" calcext:value-type="float">
            <text:p>40</text:p>
          </table:table-cell>
          <table:table-cell table:style-name="ce7" table:formula="of:=[.E42]-[.F42]" office:value-type="float" office:value="0" calcext:value-type="float">
            <text:p>0</text:p>
          </table:table-cell>
          <table:table-cell/>
          <table:table-cell office:value-type="string" calcext:value-type="string">
            <text:p>M3</text:p>
          </table:table-cell>
          <table:table-cell/>
          <table:table-cell table:formula="of:=[.I42]-[.J42]" office:value-type="float" office:value="0" calcext:value-type="float">
            <text:p>0</text:p>
          </table:table-cell>
          <table:table-cell table:formula="of:=[.J42]-[.K42]" office:value-type="float" office:value="0" calcext:value-type="float">
            <text:p>0</text:p>
          </table:table-cell>
          <table:table-cell table:formula="of:=[.K42]-[.L42]" office:value-type="float" office:value="0" calcext:value-type="float">
            <text:p>0</text:p>
          </table:table-cell>
          <table:table-cell table:formula="of:=[.L42]-[.M4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4</text:p>
          </table:table-cell>
          <table:table-cell table:style-name="ce7"/>
          <table:table-cell table:style-name="ce7" table:formula="of:=[.B43]-[.C43]" office:value-type="float" office:value="747.5" calcext:value-type="float">
            <text:p>747.5</text:p>
          </table:table-cell>
          <table:table-cell table:style-name="ce7" table:formula="of:=[.C43]-[.D43]" office:value-type="float" office:value="395.5" calcext:value-type="float">
            <text:p>395.5</text:p>
          </table:table-cell>
          <table:table-cell table:style-name="ce7" table:formula="of:=[.D43]-[.E43]" office:value-type="float" office:value="177.75" calcext:value-type="float">
            <text:p>177.75</text:p>
          </table:table-cell>
          <table:table-cell table:style-name="ce7" table:formula="of:=[.E43]-[.F43]" office:value-type="float" office:value="59.25" calcext:value-type="float">
            <text:p>59.25</text:p>
          </table:table-cell>
          <table:table-cell/>
          <table:table-cell office:value-type="string" calcext:value-type="string">
            <text:p>M4</text:p>
          </table:table-cell>
          <table:table-cell/>
          <table:table-cell table:formula="of:=[.I43]-[.J43]" office:value-type="float" office:value="592.5" calcext:value-type="float">
            <text:p>592.5</text:p>
          </table:table-cell>
          <table:table-cell table:formula="of:=[.J43]-[.K43]" office:value-type="float" office:value="355.5" calcext:value-type="float">
            <text:p>355.5</text:p>
          </table:table-cell>
          <table:table-cell table:formula="of:=[.K43]-[.L43]" office:value-type="float" office:value="177.75" calcext:value-type="float">
            <text:p>177.75</text:p>
          </table:table-cell>
          <table:table-cell table:formula="of:=[.L43]-[.M43]" office:value-type="float" office:value="59.25" calcext:value-type="float">
            <text:p>59.25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percentage-style style:name="N122">
      <number:number number:decimal-places="3" number:min-decimal-places="3" number:min-integer-digits="1"/>
      <number:text> %</number:text>
    </number:percentage-style>
    <number:percentage-style style:name="N123">
      <number:number number:decimal-places="4" number:min-decimal-places="4" number:min-integer-digits="1"/>
      <number:text> %</number:text>
    </number:percentage-style>
    <number:percentage-style style:name="N124">
      <number:number number:decimal-places="2" number:min-decimal-places="2" number:min-integer-digits="1"/>
      <number:text> %</number:text>
    </number:percentage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21:59:57.057896588</meta:creation-date>
    <meta:generator>LibreOffice/7.4.7.2$Linux_X86_64 LibreOffice_project/40$Build-2</meta:generator>
    <dc:date>2025-04-19T19:40:41.558906681</dc:date>
    <meta:editing-duration>P3DT15H53M37S</meta:editing-duration>
    <meta:editing-cycles>39</meta:editing-cycles>
    <meta:document-statistic meta:table-count="1" meta:cell-count="566" meta:object-count="0"/>
  </office:meta>
</office:document-meta>
</file>